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5.63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314cm"/>
    </style:style>
    <style:style style:name="co4" style:family="table-column">
      <style:table-column-properties fo:break-before="auto" style:column-width="3.731cm"/>
    </style:style>
    <style:style style:name="co5" style:family="table-column">
      <style:table-column-properties fo:break-before="auto" style:column-width="6.126cm"/>
    </style:style>
    <style:style style:name="co6" style:family="table-column">
      <style:table-column-properties fo:break-before="auto" style:column-width="3.62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ce3" style:family="table-cell" style:parent-style-name="Defaul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ce4" style:family="table-cell" style:parent-style-name="Default">
      <style:table-cell-properties fo:background-color="#81d41a"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>
      <style:table-cell-properties fo:background-color="#81d41a"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81d41a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9" style:family="table-cell" style:parent-style-name="Default">
      <style:table-cell-properties fo:background-color="#ff0000"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able-cell-properties fo:background-color="#ff0000"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fo:background-color="#ff0000"/>
    </style:style>
    <style:style style:name="ce12" style:family="table-cell" style:parent-style-name="Default">
      <style:table-cell-properties fo:background-color="#808080"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3" style:family="table-cell" style:parent-style-name="Default">
      <style:table-cell-properties fo:background-color="#808080"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fo:background-color="#808080"/>
    </style:style>
  </office:automatic-styles>
  <office:body>
    <office:spreadsheet>
      <table:calculation-settings table:automatic-find-labels="false" table:use-regular-expressions="false" table:use-wildcards="true"/>
      <table:table table:name="Posting2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2" table:default-cell-style-name="ce10"/>
        <table:table-column table:style-name="co4" table:default-cell-style-name="ce7"/>
        <table:table-column table:style-name="co5" table:default-cell-style-name="ce13"/>
        <table:table-column table:style-name="co6" table:default-cell-style-name="ce7"/>
        <table:table-row table:style-name="ro1">
          <table:table-cell office:value-type="string" calcext:value-type="string">
            <text:p>13.11.21, 01:22</text:p>
          </table:table-cell>
          <table:table-cell/>
          <table:table-cell table:style-name="ce4" office:value-type="string" calcext:value-type="string">
            <text:p>Zustimmend</text:p>
          </table:table-cell>
          <table:table-cell table:style-name="ce9" office:value-type="string" calcext:value-type="string">
            <text:p>Ablehnend</text:p>
          </table:table-cell>
          <table:table-cell table:style-name="ce8" office:value-type="string" calcext:value-type="string">
            <text:p>Bezug Faktencheck</text:p>
          </table:table-cell>
          <table:table-cell table:style-name="ce12" office:value-type="string" calcext:value-type="string">
            <text:p>Neutral / nicht eindeutig zuweisbar</text:p>
          </table:table-cell>
          <table:table-cell table:style-name="ce8" office:value-type="string" calcext:value-type="string">
            <text:p>Freund(e) markiert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rtin Rutter - #Magnetisch nach der Impfung? Ich erhalte immer...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rtin Rutter - #Magnetisch nach der Impfung? Ich erhalte immer... | Facebook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rtin Rutt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fühlt sich nachdenklich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28. Mai um 09:53 ·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#Magnetisch nach der Impfung?</text:p>
          </table:table-cell>
          <table:table-cell/>
          <table:table-cell table:style-name="ce6"/>
          <table:table-cell table:style-name="ce11"/>
          <table:table-cell table:style-name="Default"/>
          <table:table-cell table:style-name="ce14"/>
          <table:table-cell table:style-name="Default"/>
        </table:table-row>
        <table:table-row table:style-name="ro1">
          <table:table-cell office:value-type="string" calcext:value-type="string">
            <text:p>Ich erhalte immer mehr #Zusendungen!</text:p>
          </table:table-cell>
          <table:table-cell/>
          <table:table-cell table:style-name="ce6"/>
          <table:table-cell table:style-name="ce11"/>
          <table:table-cell table:style-name="Default"/>
          <table:table-cell table:style-name="ce14"/>
          <table:table-cell table:style-name="Default"/>
        </table:table-row>
        <table:table-row table:style-name="ro1">
          <table:table-cell office:value-type="string" calcext:value-type="string">
            <text:p>Wenn auch du jemanden kennst der sich leider impfen ließ und nun schwer krank ist, oder seltsame Erfahrung</text:p>
          </table:table-cell>
          <table:table-cell/>
          <table:table-cell table:style-name="ce6"/>
          <table:table-cell table:style-name="ce11"/>
          <table:table-cell table:style-name="Default"/>
          <table:table-cell table:style-name="ce14"/>
          <table:table-cell table:style-name="Default"/>
        </table:table-row>
        <table:table-row table:style-name="ro1">
          <table:table-cell office:value-type="string" calcext:value-type="string">
            <text:p>mit Magnetismus hat, schreib mir, oder sende mit Bilder oder Videos</text:p>
          </table:table-cell>
          <table:table-cell/>
          <table:table-cell table:style-name="ce6"/>
          <table:table-cell table:style-name="ce11"/>
          <table:table-cell table:style-name="Default"/>
          <table:table-cell table:style-name="ce14"/>
          <table:table-cell table:style-name="Default"/>
        </table:table-row>
        <table:table-row table:style-name="ro1">
          <table:table-cell office:value-type="string" calcext:value-type="string">
            <text:p>Am besten unter FB oder Telegram an @PatriotM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rtin Rutt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Fehlinformation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Überprüft von unabhängigen Faktenprüfer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rund anzeig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Systemkritik/posts/10158473218432198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/18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1:2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rtin Rutter - #Magnetisch nach der Impfung? Ich erhalte immer...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 calcext:value-type="string">
            <text:p>dpa: Fehlinformation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table:style-name="ce2" office:value-type="string" calcext:value-type="string">
            <text:p>275 Reacts</text:p>
          </table:table-cell>
          <table:table-cell table:number-columns-repeated="6"/>
        </table:table-row>
        <table:table-row table:style-name="ro1">
          <table:table-cell table:style-name="ce3" office:value-type="string" calcext:value-type="string">
            <text:p>113 Kommentare 115 Mal geteilt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Reacts innerhalb der Kommentare: 427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eil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75" calcext:value-type="float">
            <text:p>2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15 Mal geteilt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ommentier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os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va Spreitzhof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ahinter steckt ein simples Prinzip der Physik, das auch jeder Ungeimpfte am eigenen Leibe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usprobieren kann: Adhäsion, also das Aneinanderhaften zweier Stoffe oder Körper. Da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unktioniert mit leichten, glatten metallischen Gegenständen (wie Magneten) besonders gut, wen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r Arm leicht schwitzig oder ölig ist. Probieren Sie es mal aus, indem sie eine Cent-Münze auf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hre Stirn oder Ihren frisch eingecremten Arm pressen und dann loslassen. In unserem Selbsttes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ielt die Münze schon durch leichtes Aufdrücken. Lässt sich durch googeln recht leicht aufklär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rigitte Pittn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Quecksilber ist drinnen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rigitte Pittn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Franz Bekerthy das ist bekannt, ist ja fast in jedem Impfstoff zur Stabilisierung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manda Wieltschnig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rigitte Pittner Wenn d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m.facebook.com/Systemkritik/posts/10158473218432198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2/18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1:2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rtin Rutter - #Magnetisch nach der Impfung? Ich erhalte immer...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Quecksilber drinnen ist , dann Stirbt mann , und nicht erst in einer Woche ,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ike Ruesche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rigitte Pittner : und Quecksilber ist bekanntlich ja auch magnetisch...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rigitte Pittn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.Hab ich nicht geschrieben, aber es ist halt trotzdem drinnen. Die Frage war "was ist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rinnen..". Und Quecksilber ist drinnen. Aber es steht ja jedem frei zu glauben was 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manda Wieltschnig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ike Ruesche Na dann stell dir mal vor was es mit deinen Blut macht,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uecksilber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ike Ruesche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manda Wieltschnig : also ich habe bereits beide Teilimpfungen - Symptome einer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ecksilber-Vergiftung kann ich keine bemerken..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onika Lanscha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ch werde jetzt klagen, möcht auch einen magnet-arm haben. dann kann ich die autoschlüssel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m arm andocken lassen und hab die hände frei für die einkaufstaschen . die muss ich nämlic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och selbst tragen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er die einkaufsliste wird schon beim eingang via iris-scan abgelesen und vorbereitet und wir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ir beim ausgang gepackt übergeben *muhahah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öglich aber, dass der chip im oberarm stecken geblieben is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Feldenkrais Zentrum Walter Uresch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attest du die Nadel stecken lassen, würde der Schlüssel hängen bleiben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rlinde Rehbei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azu möchte ich eines anmerken.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An meinem Körper geht schon seit Jahren alles haft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nd das ohne Impfung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ob Besteck, Feuerzeug, Münzen etc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s gibt bestimmt viele Menschen und die wussten es bis heute nicht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Systemkritik/posts/10158473218432198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3/18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1:2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rtin Rutter - #Magnetisch nach der Impfung? Ich erhalte immer...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ichael Kohl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rlinde Rehbein Aber bei denen haftet es ausschließlich an der Einstichstelle, also dort,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o die "Impfung" injiziert wurde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ichael Kohl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laub Nichtalles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rlinde Rehbei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ichael Kohl Oberkörper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Lilith Von Ed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laub Nichtalles schon gar nicht an dieser Stelle ..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Lilith Von Ed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laub Nichtalles für mich sieht das nach gezwickt aus .. auch für eine Infusion die falsche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Stelle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osip Peko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lso wenn der Herr aus dem Video an dieser Stelle "geimpft" wurde, dann tut er mir 1. Leid,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d 2. - so einen schlechten Fake hab ich echt selten gesehen hahahahhah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5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einer Hoh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m.facebook.com/Systemkritik/posts/10158473218432198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4/18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1:2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rtin Rutter - #Magnetisch nach der Impfung? Ich erhalte immer...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Finde das super. Werde mich deshalb extra impfen lassen damit ich meine Schlüssel nicht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hr verlieren kan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Feldenkrais Zentrum Walter Uresch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enn du die Nadel stecken lässt, funktioniert es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strid Jaindl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enn das stimmt,dann ist die Frage:welcher Impfstoff, alle oder nur gewisse?vektor oder mrdna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LunaLunita Lunera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strid Jaindl warte auf die in Österreich entwickelte Totstoff Impfung!!!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strid Jaindl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atharina Maria Horak nein eigentlich nicht.aber austesten würde ich es trotzdem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rtina Engel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a hat eine unabhängige Ärztin jetzt mehrere Versuche gemacht bei geimpften, da war nichts. Also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rd es wenn , nicht bei allen so sei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3 Antwort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ietmar Haim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as ist eine tolle Satireseite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LunaLunita Lunera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s war ja nur a dreckige Nadel ... Bauernstori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UCH DIE ZENSURWELLE IN DER MEDIZINWELT WIRD DAS NICHT VERTUSCHEN KÖNNEN AUSTRALIEN UND DIE VOEST HABEN GEIMPFTE HIV POSITIVE!!!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inarvix, die Wissenschaftsplattform der chinesischen Akademie der Wissenschaften hatte ein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dische Studie vom Jänner als meistgelesenes Dokument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rin heisst es, die unheimliche Ähnlichkeit des 2019-nCoV-Spike-Protein mit HIV-1 gp120 und Ga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st wahrscheinlich kein Zufall. &gt; Die Arbeit wurde Ende Jänner 2020 zurückzogen (!!!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rofessor Ruan Jishous Team an der Nakkai-Universität in Tianjin fande einen genmutierten Abschnit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r bei SARS nicht existiert, sondern HIV und EBOLA ähnlich ist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s Cov-2019 kann daher Packungsmechanismen anderer Viren wie HIV nutzen. Das Spike-Protei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überlistet menschliche Furan-Proteine, welche als Eintrittswächter fungieren. Danach kann das Viru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m.facebook.com/Systemkritik/posts/10158473218432198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5/18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1:2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rtin Rutter - #Magnetisch nach der Impfung? Ich erhalte immer...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irekt mit der Zelle fusionieren. Die Ansteckungsrate erhöht sich um ein Vielfaches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ine Folgestudie von Prof. Li Hua von Huazhong University of Science in Wuhan bestätigte dies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rgebnisse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ie Cov-2019 Mutation konnte weder bei SARS, MERS, noch bei Bat-CovRaTG13 (Fledermausvirus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efunden werden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tienne Decroly, Frankreich, Universität Aix-Marseille veröffentlichte am 10.2. in der Zeitschrift "Vira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search" ebenfalls eine Furanprotein-ähnliche Spaltstelle, die bei anderen Coronaviren vollkomm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ehlt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ier wurde also ein Virus mit verschiedenen Bausteinen anderer Viren-Gensequenzen kombiniert, u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ie Ansteckungsrate um den Faktor 1000 zu erhöhen!!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www.biorxiv.org/content/10.1101/2020.01.30.927871v1.abstract?fbclid=IwAR1c-tr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1sK1TaqACzZKtGpVSdqJzhQy1MrIOBqynjlIpXL_dRdJRHWHO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ncanny similarity of unique inserts in..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iorxiv.or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nuela Makovec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ahnsinn bin ich froh dass ich nicht geimpft bin... und das bleibt auch so!!!!!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homas Lala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ch würd gerne mal so ein Video sehen davon...bisher nur vereinzelte wenige Beiträge gesehen...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ack Sloagen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ack Sloag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önnte es etwas damit zu zun haben? "Gentechnisch hergestelltes "Magneto"-Protein steuert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ehirn und Verhalten aus der Fern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orscher in den USA haben eine neue Methode entwickelt, um die Gehirnschaltkreise zu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ontrollieren, die mit komplexen Verhaltensweisen bei Tieren verbunden sind. Sie nutzen di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entechnik, um ein magnetisiertes Protein zu erzeugen, das bestimmte Gruppen v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ervenzellen aus der Ferne aktiviert." https://www.theguardian.com/science/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europhilosophy/2016/mar/24/magneto-remotely-controls-brain-and-behaviou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enetically engineered 'Magneto' protein..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heguardian.co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rtin Bernold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story.php?story fbid=163047765829036&amp;id=1000637144104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m.facebook.com/Systemkritik/posts/10158473218432198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6/18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1:2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tps //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rtin Rutter - #Magnetisch nach der Impfung? Ich erhalte immer...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ceboo co /sto y p p sto y_ b d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630" calcext:value-type="float">
            <text:p>630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658 9036&amp; d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0 3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Yvi Kalk 25. Mai um 18:49 ·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icht aus meiner direkten Quelle - aber dennoch interessan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o Leute das kommt aus direkter Quelle, ich wollte… 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Systemkritik/posts/10158473218432198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7/18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1:2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rtin Rutter - #Magnetisch nach der Impfung? Ich erhalte immer...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ri On Lein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alten bei dene jetzt auch Kühlschrankmagnete? Lässig,eine menschliche Pinnwand!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rber Taljo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in mit Pfizer vorgestern geimpft worden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anja Holz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eder schnell zugelassene Impfstoff hat Quecksilber zur Konservierung drin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annes Buchach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a es ist unglaublich, mich hats sogar aus dem Erdmagnetfeld quer über die Beton-anti-magn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t-leitwände in das noch stärkere Magnetfeld des Planeten Adhäsion mit den Monden Kleb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nd Uhu gezogen. Wir werden uns noch alle anziehen müssen ein Wahnsinn was da wied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geht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drian Stoll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Langsam wird es bisschen absurd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ischel Djordjevic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Fängt aber schon gut an, wenn man noch an Verschwörung’s Theorien glaubt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.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ublikum ist noch zu klein für eine Rebellion der Freiheit ... eher in die Versklavung 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erbert Pötsch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ab heute auch schon ein Video gesehen ...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une Gonzo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edes mal, wenn ich mich schneuz, verschiebt es den nordpol um 2 gigabyte... das war vor der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mpfung nicht so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m.facebook.com/Systemkritik/posts/10158473218432198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8/18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1:2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rtin Rutter - #Magnetisch nach der Impfung? Ich erhalte immer...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ichael Kett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ie kann Ma so viel scheisse Posten und teilen, und dann steh da noch nachdenklich?? Mitn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nken haben sie es sicher nicht.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erner Köfler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enjamin Pluch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dreas host des schon probiert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dreas Mühlbach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enjamin Pluch jop konn a mit da bloßn hond beim billa drin zohl. Chip sei dank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Ulrike Vogel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dia0.giphy.com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media0.giphy.co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ita Grundl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ie,Herr R, sind der Magnet der absoluten Dummheit. Lg.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Fabijan Febija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as stimmt leider habe vor 3 tage die zweite Impfung bekomen und habe das ausprobiert es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imt die Münze bliebt pinken es ist magnetisc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Zumra van Begic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Fabijan Febijan könntest du ein Video oder so machen?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Systemkritik/posts/10158473218432198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9/18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1:2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rtin Rutter - #Magnetisch nach der Impfung? Ich erhalte immer... | Facebook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op-Fa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abrina Grub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itte video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media2.giphy.co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dia2.giphy.co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on Rgf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Fabijan Febijan ob duschen gehen helfen würd?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Fabijan Febija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on Rgf. Das ist nett witzig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on Rgf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a fehlt ein und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ebecca Paqarizi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arbara Avdic Samira Viskovic Hasic Dragi Dilber Sara-Marie Vukovic Manuela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Forstn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Lilith Von Ed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Fabijan Febijan zeig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Fabijan Febijan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ch mache schpeter nochmal ein Video als Beweis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on Rgf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ber vorher duschen nicht vergessen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ack Sloagen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ack Sloag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Systemkritik/posts/10158473218432198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0/18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1:2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ack Sloag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rtin Rutter - #Magnetisch nach der Impfung? Ich erhalte immer...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önnte es etwas damit zu zun haben? "Gentechnisch hergestelltes "Magneto"-Protein steuert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ehirn und Verhalten aus der Fern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orscher in den USA haben eine neue Methode entwickelt, um die Gehirnschaltkreise zu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ontrollieren, die mit komplexen Verhaltensweisen bei Tieren verbunden sind. Sie nutzen di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entechnik, um ein magnetisiertes Protein zu erzeugen, das bestimmte Gruppen v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ervenzellen aus der Ferne aktiviert." https://www.theguardian.com/science/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europhilosophy/2016/mar/24/magneto-remotely-controls-brain-and-behaviou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enetically engineered 'Magneto' protein..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heguardian.co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rtina Baumberg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ack Sloagen davon bin ich überzeugt, da man bei der US Marine seit Jahren mit 5G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ellen Waffenexperimente an Menschen durchführt. Warum wohl hatte man es währen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s Lockdowns so eilig, diese 5G Sendemasten zu platzieren? Ein kleiner Knopf gedrückt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nd die angepeilte Person fällt um wie von Geisterhand ausgeführt..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aby Aichernigsato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Fabijan Febijan welcher Impfstoff ?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Fabijan Febija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aby Aichernigsator BioNTech, Pfizer-Impfstoff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eter Fügl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Fabijan Febijan der Peter fragt mal nach ob es schon schpeter ist? Wegen dem Video ?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Lilith Von Ed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Fabijan Febijan es ist jetzt eindeutig schpeter. Wo bleibt das Video?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Zumra van Begic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Fabijan Febijan Hallo kannst du das Video machen? LG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alter Tirol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Fabijan Febijan besser die Stelle waschen denn eine Münze ist nicht magnetisch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ejada Kahrimanovic Sehic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Fabijan Febijan es stimmt wir haben es bei meinem schwager ausprobiert und die münze bleibt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 der einstichstel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m.facebook.com/Systemkritik/posts/10158473218432198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1/18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1:2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rtin Rutter - #Magnetisch nach der Impfung? Ich erhalte immer...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rcel Simina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laubt ihr was ihr wollt,in 2-3 Jahre wird’s kein Stau auf der Autobahn mehr geben.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nu Neubau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rcel Simina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media1.tenor.c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dia1.tenor.c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usanne Banz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lso mal ganz Ehrlich, ich bin kein Impfbefürworter! Aber man soll auch nicht alles glauben!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on Rgf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ch finds gut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ietmar Haim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uper endlich ein Platz für Schrauben wo ich sie gleich wieder finde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rkus Steve Warteck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ie Wahrheit muss sich nur verrückt genug anhören, damit sie keiner glaubt.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olfgang Amo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gnetisch? Puhh is schon heftig, wenn ich viel glaube aber magnetisch, ist schon sehr hart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Lars Burghardt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gnetisch bin ich auch ohne Impfung...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6 Mo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Systemkritik/posts/10158473218432198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2/18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1:2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rtin Rutter - #Magnetisch nach der Impfung? Ich erhalte immer...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aniel Egli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ie Sonne ist kalt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anja Holz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ilvia Grasl kannst du das bitte mal ausprobieren und mir Bescheid geben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ilvia Grasl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anja Holz ...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ei mir ist nix magnetisch...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anja Holz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ilvia Grasl hast du es wirklich an der Stelle wo geimpft würdest probiert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nuel Arneitz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erbert Pötscher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erbert Pötsch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atharina Kerschbaumer geh nur impfen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m.facebook.com/Systemkritik/posts/10158473218432198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3/18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1:2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rtin Rutter - #Magnetisch nach der Impfung? Ich erhalte immer...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aniela Wagn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ylvia Funk-Kendrick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udolf Wund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st doch kein Geheimnis mehr. Das m in mRNA steht für magnetisch. HochtemperaturSupraleiter Magnete.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ascha Recht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elga Riegl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ch habe mich Patzer impfen lassen habe absolut kein Problem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elga Riegl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Li Berté ja das das ist auch dein Recht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ischel Djordjevic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Umprogrammieren der DNA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n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r Mensch ist ein Juwe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!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! Ihr solltet eure eigene DNA verstehen! Wer und Was Wir alle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ischel Djordjevic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as bedeutet Bewusstsein und was bedeutet der Verstand? Der Verstand ist ein guter Diener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dennoch ein schlechter Meister 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ie Menschen die auf dem Beitrag lachen, ich lache über euch ihr sieht euch selber als Sklav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rückt lieber nicht den lach -Like du Sklave 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LunaLunita Luner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m.facebook.com/Systemkritik/posts/10158473218432198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4/18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1:2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rtin Rutter - #Magnetisch nach der Impfung? Ich erhalte immer...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in wissenschaftlicher Artikel aus 2007, behandelt die "Magnetische Kraft zur Verstärkung der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Immunantwort auf DNA-Impfstoffe" https://www.researchgate.net/publication/5988085_Using_M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netic_Force_to_Enhance_Immune_Response_to_DNA_Vaccin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sing Magnetic Force to Enhance Immune..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searchgate.ne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ack Sloag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önnte es etwas damit zu zun haben? "Gentechnisch hergestelltes "Magneto"-Protein steuert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ehirn und Verhalten aus der Fern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orscher in den USA haben eine neue Methode entwickelt, um die Gehirnschaltkreise zu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ontrollieren, die mit komplexen Verhaltensweisen bei Tieren verbunden sind. Sie nutzen di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entechnik, um ein magnetisiertes Protein zu erzeugen, das bestimmte Gruppen v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ervenzellen aus der Ferne aktiviert." https://www.theguardian.com/science/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europhilosophy/2016/mar/24/magneto-remotely-controls-brain-and-behaviou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enetically engineered 'Magneto' protein..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heguardian.co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LunaLunita Lunera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er weiss das schon, DARPA Gel, das WUHAN war ein militärisches Labor ... nix Gutes.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s World Economic Forum ist definitiv Transhumanistischer Evil Think Tank. Das 5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önnte theoretisch das Funknetzwerk dazu sein ... lauter dichte Kurzwell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nuel Potetz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LunaLunita Lunera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LunaLunita Lunera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nuel Potetz wir leiden unter lauter irre gewordenen Billionären, die diese Sachen cool finden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d uns aufzwingen werden. Krank ..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rgit Juliana Aign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www.oe24.at/coronavirus/bekannte-radio-moderatorin-stirbt-nach-astrazeneca-impfung/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478827779?fbclid=IwAR0eJ7lCQcULYUvH-eiV7FssgWfd79L6I-w1bJ1G3RP3ncbAwnrSqcJSw9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ekannte Radio-Moderatorin stirbt nach..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e24.a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rgit Juliana Aign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atharina Kerschbaumer WIE VIEL BEKOMMST DU FÜR DEINE FASCHISTISCHE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Systemkritik/posts/10158473218432198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5/18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1:2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rtin Rutter - #Magnetisch nach der Impfung? Ich erhalte immer...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atharina Kerschbaumer WIE VIEL BEKOMMST DU FÜR DEINE FASCHISTISCH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GIERUNGSTREUE LB FAKESEITE ???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lfred Neuhold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leibt nur zu hoffen, das die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tern gut überlegen, bevor si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hren Kindern dieses Gift spritz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ssen.!!! https://kenfm.de/die-impfung-ein-geplanter-homozid-von-ruediger-lenz/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ie Impfung, ein geplanter Homozid? |..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enfm.d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LunaLunita Lunera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www.sciencemediacenter.de/alle-angebote/research-in-context/details/news/wiemagnetische-felder-in-menschlichen-zellen-wirken/?fbclid=IwAR2lp0wWUR8ewTyb4zZ2u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EI6OZb5YuLtyytdyFfpvPZuVbz_gmPDZy7vj8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chanismus zur Entstehung von..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ciencemediacenter.d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Flora Mitterman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as ist keine Impfung das is 666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ichael Snope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as einzige was magnetisch ist sind die dummen Leute die du, Hr Rutter, mit dem kompletten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wachsinn anziehst und die das leider auch noch glaub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ong Barang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Und wieder einmal macht das gehirnlose Facebook aus der Wahrheit eine Lüge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udi Sternja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nuel Schachinger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chau dir das bitte mal an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onika Klei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Freilich stimmt das. Die Faktenchacker ticken nicht richtig.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s me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5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LunaLunita Luner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m.facebook.com/Systemkritik/posts/10158473218432198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6/18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1:2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rtin Rutter - #Magnetisch nach der Impfung? Ich erhalte immer...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!!!!!! Die Verwendung von superparamagnetischen Eisenoxid-Nanopartikeln (SPIONs) zur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Bereitstellung von Genen über Magnetofektion»2014 https://pubmed.ncbi.nlm.nih.gov/24715289/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uperparamagnetic nanoparticle delivery..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ubmed.ncbi.nlm.nih.gov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ack Sloag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önnte es etwas damit zu zun haben? "Gentechnisch hergestelltes "Magneto"-Protein steuert Gehirn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d Verhalten aus der Fern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orscher in den USA haben eine neue Methode entwickelt, um die Gehirnschaltkreise zu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ontrollieren, die mit komplexen Verhaltensweisen bei Tieren verbunden sind. Sie nutzen di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entechnik, um ein magnetisiertes Protein zu erzeugen, das bestimmte Gruppen von Nervenzell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us der Ferne aktiviert." https://www.theguardian.com/science/neurophilosophy/2016/mar/24/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gneto-remotely-controls-brain-and-behaviou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enetically engineered 'Magneto' protein..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heguardian.co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ack Sloag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a lachens alle die geimpften die nichts hinterfragen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Vronika Brühl Kuhl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abine Blaschek-Krauß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ria Calciano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Zoran L. Katić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andra Katharina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ilfrid Leimlehn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ry, Du bist echt a Bildungsopfer Herr Rutter. Bist Du deppad redst Du an Schaas daher. Du hast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iemlich viel Meinung für so wenig Ahnung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imone Matuell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m.facebook.com/Systemkritik/posts/10158473218432198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7/18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1:2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rtin Rutter - #Magnetisch nach der Impfung? Ich erhalte immer... | Faceboo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o ein Blödsinn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Übersetzung anzeig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6 Mon. Gefällt mir 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strid Jaindl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Vertippt!!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olfgang Farm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ick tack tick tack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atrick Dobnigg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lisa Pajkovic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Nici Ricky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dia.tenor.co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media.tenor.c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na Hedrich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6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eitere Kommentare anzeigen…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ommentier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Systemkritik/posts/10158473218432198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8/18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/>
          </table:table-cell>
          <table:table-cell/>
          <table:table-cell table:style-name="ce7" table:formula="of:=COUNTIF([.C$1:.C$1048576];&quot;X&quot;)" office:value-type="float" office:value="32" calcext:value-type="float">
            <text:p>32</text:p>
          </table:table-cell>
          <table:table-cell table:style-name="ce7" table:formula="of:=COUNTIF([.D$1:.D$1048576];&quot;X&quot;)" office:value-type="float" office:value="30" calcext:value-type="float">
            <text:p>30</text:p>
          </table:table-cell>
          <table:table-cell table:formula="of:=COUNTIF([.E$1:.E$1048576];&quot;X&quot;)" office:value-type="float" office:value="0" calcext:value-type="float">
            <text:p>0</text:p>
          </table:table-cell>
          <table:table-cell table:style-name="ce7" table:formula="of:=COUNTIF([.F$1:.F$1048576];&quot;X&quot;)" office:value-type="float" office:value="51" calcext:value-type="float">
            <text:p>51</text:p>
          </table:table-cell>
          <table:table-cell table:formula="of:=COUNTIF([.G$1:.G$1048576];&quot;X&quot;)" office:value-type="float" office:value="7" calcext:value-type="float">
            <text:p>7</text:p>
          </table:table-cell>
        </table:table-row>
        <table:table-row table:style-name="ro1">
          <table:table-cell table:number-columns-repeated="2"/>
          <table:table-cell table:number-columns-repeated="5" table:style-name="ce8" office:value-type="string" calcext:value-type="string">
            <text:p>Summe</text:p>
          </table:table-cell>
        </table:table-row>
        <table:table-row table:style-name="ro1">
          <table:table-cell table:number-columns-repeated="2"/>
          <table:table-cell table:style-name="ce7" table:number-columns-repeated="2"/>
          <table:table-cell/>
          <table:table-cell table:style-name="ce7"/>
          <table:table-cell table:formula="of:=SUM(;[.C1793];[.D1793];[.F1793])" office:value-type="float" office:value="113" calcext:value-type="float">
            <text:p>113</text:p>
          </table:table-cell>
        </table:table-row>
        <table:table-row table:style-name="ro1">
          <table:table-cell table:number-columns-repeated="2"/>
          <table:table-cell table:style-name="ce7" table:number-columns-repeated="2"/>
          <table:table-cell/>
          <table:table-cell table:style-name="ce7"/>
          <table:table-cell table:style-name="ce8" office:value-type="string" calcext:value-type="string">
            <text:p>Gesamt</text:p>
          </table:table-cell>
        </table:table-row>
        <table:table-row table:style-name="ro1" table:number-rows-repeated="1046779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A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1-25">00.00.0000</text:date>, <text:time style:data-style-name="N2" text:time-value="15:59:35.482252842">00:00:00</text:time></text:p>
        </style:region-right>
      </style:header>
      <style:header-left style:display="false"/>
      <style:header-first style:display="false"/>
      <style:footer style:display="false"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2.2$Linux_X86_64 LibreOffice_project/20$Build-2</meta:generator>
    <dc:date>2021-11-25T19:43:15.557291603</dc:date>
    <meta:editing-duration>PT13M26S</meta:editing-duration>
    <meta:editing-cycles>6</meta:editing-cycles>
    <meta:document-statistic meta:table-count="1" meta:cell-count="1162" meta:object-count="0"/>
  </office:meta>
</office:document-meta>
</file>